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HLihm2BpzrtIIdRd94OBLoEKpuMQjQ2OQ8mu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12:22:29.136944287</meta:creation-date>
    <dc:date>2023-12-11T12:23:30.807439674</dc:date>
    <meta:editing-duration>PT1M2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7.3.7.2$Linux_X86_64 LibreOffice_project/30$Build-2</meta:generator>
  </office:meta>
</office:document-meta>
</file>